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1A00000253D1D24142.png"/>
  <manifest:file-entry manifest:media-type="image/png" manifest:full-path="Pictures/100000000000032000000216947BB343.png"/>
  <manifest:file-entry manifest:media-type="image/png" manifest:full-path="Pictures/100000000000028000000190F5379FE5.png"/>
  <manifest:file-entry manifest:media-type="image/png" manifest:full-path="Pictures/10000000000001900000013387BB4C3B.png"/>
  <manifest:file-entry manifest:media-type="image/png" manifest:full-path="Pictures/100000000000019000000190E362F3D4.png"/>
  <manifest:file-entry manifest:media-type="image/png" manifest:full-path="Pictures/100000000000050000000320F3FCC62A.png"/>
  <manifest:file-entry manifest:media-type="image/png" manifest:full-path="Pictures/100000000000000800000008DD0ADA29.png"/>
  <manifest:file-entry manifest:media-type="image/png" manifest:full-path="Pictures/100000000000039900000566EB97744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9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4.3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14cm" fo:min-width="6.765cm"/>
    </style:style>
    <style:style style:name="gr6" style:family="graphic" style:parent-style-name="standard">
      <style:graphic-properties draw:stroke="none" draw:fill="none" fo:min-height="0.385cm"/>
    </style:style>
    <style:style style:name="pr1" style:family="presentation" style:parent-style-name="lyt-aqua-title">
      <style:graphic-properties draw:auto-grow-height="true" fo:min-height="3.508cm"/>
    </style:style>
    <style:style style:name="pr2" style:family="presentation" style:parent-style-name="lyt-aqua-notes">
      <style:graphic-properties draw:fill-color="#ffffff" draw:auto-grow-height="true" fo:min-height="13.365cm"/>
    </style:style>
    <style:style style:name="pr3" style:family="presentation" style:parent-style-name="lyt-aqua-title">
      <style:graphic-properties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4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margin-top="0.42cm" fo:margin-bottom="0.35cm"/>
      <style:text-properties fo:font-size="10pt"/>
    </style:style>
    <style:style style:name="P8" style:family="paragraph">
      <style:text-properties fo:font-size="48pt"/>
    </style:style>
    <style:style style:name="P9" style:family="paragraph"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size="48pt" style:font-size-asian="18pt" style:font-size-complex="18pt"/>
    </style:style>
    <style:style style:name="T3" style:family="text">
      <style:text-properties fo:font-size="13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">
        <office:forms form:automatic-focus="false" form:apply-design-mode="false"/>
        <draw:frame presentation:style-name="pr1" draw:text-style-name="P1" draw:layer="layout" svg:width="25.191cm" svg:height="3.508cm" svg:x="1.399cm" svg:y="7.239cm" presentation:class="title" presentation:user-transformed="true">
          <draw:text-box>
            <text:p>Зачем нужно жениться</text:p>
          </draw:text-box>
        </draw:frame>
        <draw:frame draw:style-name="gr1" draw:text-style-name="P2" draw:layer="layout" svg:width="5.472cm" svg:height="0.962cm" svg:x="15.235cm" svg:y="16.514cm">
          <draw:text-box>
            <text:p><text:span text:style-name="T1">Андрей Солцнев</text:span></text:p>
          </draw:text-box>
        </draw:frame>
        <presentation:notes draw:style-name="dp2">
          <draw:page-thumbnail draw:style-name="gr2" draw:layer="layout" svg:width="14.84cm" svg:height="11.136cm" svg:x="3.073cm" svg:y="2.257cm" draw:page-number="1" presentation:class="page"/>
          <draw:frame presentation:style-name="pr2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1">
        <office:forms form:automatic-focus="false" form:apply-design-mode="false"/>
        <draw:frame draw:style-name="gr3" draw:text-style-name="P4" draw:layer="layout" svg:width="4.862cm" svg:height="2.144cm" svg:x="11.834cm" svg:y="4.191cm">
          <draw:text-box>
            <text:p><text:span text:style-name="T2">БРАК</text:span></text:p>
          </draw:text-box>
        </draw:frame>
        <draw:frame draw:style-name="gr4" draw:text-style-name="P5" draw:layer="layout" svg:width="10.579cm" svg:height="8.124cm" svg:x="8.887cm" svg:y="7.565cm">
          <draw:image xlink:href="Pictures/10000000000001900000013387BB4C3B.png" xlink:type="simple" xlink:show="embed" xlink:actuate="onLoad">
            <text:p/>
          </draw:image>
        </draw:frame>
        <presentation:notes draw:style-name="dp2">
          <draw:page-thumbnail draw:style-name="gr2" draw:layer="layout" svg:width="14.84cm" svg:height="11.136cm" svg:x="3.073cm" svg:y="2.257cm" draw:page-number="2" presentation:class="page"/>
          <draw:frame presentation:style-name="pr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1">
        <office:forms form:automatic-focus="false" form:apply-design-mode="false"/>
        <draw:frame draw:style-name="gr4" draw:text-style-name="P5" draw:layer="layout" svg:width="10.579cm" svg:height="10.585cm" svg:x="8.734cm" svg:y="5.211cm">
          <draw:image xlink:href="Pictures/100000000000019000000190E362F3D4.png" xlink:type="simple" xlink:show="embed" xlink:actuate="onLoad">
            <text:p/>
          </draw:image>
        </draw:frame>
        <draw:frame draw:style-name="gr5" draw:text-style-name="P4" draw:layer="layout" svg:width="7.267cm" svg:height="3.964cm" svg:x="10.409cm" svg:y="14.609cm">
          <draw:text-box>
            <text:p><text:span text:style-name="T2">ЗАЧЕМ?</text:span></text:p>
          </draw:text-box>
        </draw:frame>
        <presentation:notes draw:style-name="dp2">
          <draw:page-thumbnail draw:style-name="gr2" draw:layer="layout" svg:width="14.84cm" svg:height="11.136cm" svg:x="3.073cm" svg:y="2.257cm" draw:page-number="3" presentation:class="page"/>
          <draw:frame presentation:style-name="pr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1T1">
        <office:forms form:automatic-focus="false" form:apply-design-mode="false"/>
        <draw:frame draw:style-name="gr4" draw:text-style-name="P5" draw:layer="layout" svg:width="12.683cm" svg:height="19.098cm" svg:x="7.62cm" svg:y="0.97cm">
          <draw:image xlink:href="Pictures/100000000000039900000566EB97744E.png" xlink:type="simple" xlink:show="embed" xlink:actuate="onLoad">
            <text:p/>
          </draw:image>
        </draw:frame>
        <presentation:notes draw:style-name="dp2">
          <draw:page-thumbnail draw:style-name="gr2" draw:layer="layout" svg:width="14.84cm" svg:height="11.136cm" svg:x="3.073cm" svg:y="2.257cm" draw:page-number="4" presentation:class="page"/>
          <draw:frame presentation:style-name="pr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1T1">
        <office:forms form:automatic-focus="false" form:apply-design-mode="false"/>
        <draw:frame draw:style-name="gr4" draw:text-style-name="P5" draw:layer="layout" svg:width="16.932cm" svg:height="10.582cm" svg:x="5.535cm" svg:y="5.21cm">
          <draw:image xlink:href="Pictures/100000000000028000000190F5379FE5.png" xlink:type="simple" xlink:show="embed" xlink:actuate="onLoad">
            <text:p/>
          </draw:image>
        </draw:frame>
        <presentation:notes draw:style-name="dp2">
          <draw:page-thumbnail draw:style-name="gr2" draw:layer="layout" svg:width="14.84cm" svg:height="11.136cm" svg:x="3.073cm" svg:y="2.257cm" draw:page-number="5" presentation:class="page"/>
          <draw:frame presentation:style-name="pr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1T1">
        <office:forms form:automatic-focus="false" form:apply-design-mode="false"/>
        <draw:frame draw:style-name="gr4" draw:text-style-name="P5" draw:layer="layout" svg:width="25.194cm" svg:height="16.072cm" svg:x="1.705cm" svg:y="2.54cm">
          <draw:image xlink:href="Pictures/100000000000050000000320F3FCC62A.png" xlink:type="simple" xlink:show="embed" xlink:actuate="onLoad">
            <text:p/>
          </draw:image>
        </draw:frame>
        <presentation:notes draw:style-name="dp2">
          <draw:page-thumbnail draw:style-name="gr2" draw:layer="layout" svg:width="14.84cm" svg:height="11.136cm" svg:x="3.073cm" svg:y="2.257cm" draw:page-number="6" presentation:class="page"/>
          <draw:frame presentation:style-name="pr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1T1">
        <office:forms form:automatic-focus="false" form:apply-design-mode="false"/>
        <draw:frame draw:style-name="gr4" draw:text-style-name="P5" draw:layer="layout" svg:width="21.166cm" svg:height="14.128cm" svg:x="3.418cm" svg:y="3.437cm">
          <draw:image xlink:href="Pictures/100000000000032000000216947BB343.png" xlink:type="simple" xlink:show="embed" xlink:actuate="onLoad">
            <text:p/>
          </draw:image>
        </draw:frame>
        <draw:frame draw:style-name="gr6" draw:text-style-name="P7" draw:layer="layout" svg:width="17.145cm" svg:height="0.763cm" svg:x="7.62cm" svg:y="18.415cm">
          <draw:text-box>
            <text:p text:style-name="P6"><text:span text:style-name="T3"><text:a xlink:href="http://www.ted.com/talks/lang/ru/benjamin_zander_on_music_and_passion.html">http://www.ted.com/talks/lang/ru/benjamin_zander_on_music_and_passion.html</text:a></text:span></text:p>
          </draw:text-box>
        </draw:frame>
        <draw:frame presentation:style-name="pr3" draw:layer="layout" svg:width="25.191cm" svg:height="3.257cm" svg:x="1.4cm" svg:y="0.963cm" presentation:class="title" presentation:user-transformed="true">
          <draw:text-box>
            <text:p>Горящие глаза</text:p>
          </draw:text-box>
        </draw:frame>
        <presentation:notes draw:style-name="dp2">
          <draw:page-thumbnail draw:style-name="gr2" draw:layer="layout" svg:width="14.84cm" svg:height="11.136cm" svg:x="3.073cm" svg:y="2.257cm" draw:page-number="7" presentation:class="page"/>
          <draw:frame presentation:style-name="pr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1T1">
        <office:forms form:automatic-focus="false" form:apply-design-mode="false"/>
        <draw:frame draw:style-name="gr3" draw:text-style-name="P4" draw:layer="layout" svg:width="4.862cm" svg:height="2.144cm" svg:x="11.834cm" svg:y="4.191cm">
          <draw:text-box>
            <text:p text:style-name="P8"><text:span text:style-name="T2">БРАК</text:span></text:p>
          </draw:text-box>
        </draw:frame>
        <draw:frame draw:style-name="gr4" draw:text-style-name="P5" draw:layer="layout" svg:width="10.579cm" svg:height="8.124cm" svg:x="8.887cm" svg:y="7.565cm">
          <draw:image xlink:href="Pictures/10000000000001900000013387BB4C3B.png" xlink:type="simple" xlink:show="embed" xlink:actuate="onLoad">
            <text:p/>
          </draw:image>
        </draw:frame>
        <presentation:notes draw:style-name="dp2">
          <draw:page-thumbnail draw:style-name="gr2" draw:layer="layout" svg:width="14.84cm" svg:height="11.136cm" svg:x="3.073cm" svg:y="2.257cm" draw:page-number="8" presentation:class="page"/>
          <draw:frame presentation:style-name="pr2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Empty" xlink:href="Pictures/100000000000000800000008DD0ADA29.png" xlink:type="simple" xlink:show="embed" xlink:actuate="onLoad"/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2cm" svg:height="4.962cm" svg:x="1.977cm" svg:y="2.049cm" draw:page-number="1"/>
      <draw:page-thumbnail draw:layer="backgroundobjects" svg:width="6.612cm" svg:height="4.962cm" svg:x="1.977cm" svg:y="8.012cm"/>
      <draw:page-thumbnail draw:layer="backgroundobjects" svg:width="6.612cm" svg:height="4.962cm" svg:x="1.977cm" svg:y="13.975cm"/>
      <draw:page-thumbnail draw:layer="backgroundobjects" svg:width="6.612cm" svg:height="4.962cm" svg:x="11.544cm" svg:y="2.049cm"/>
      <draw:page-thumbnail draw:layer="backgroundobjects" svg:width="6.612cm" svg:height="4.962cm" svg:x="11.544cm" svg:y="8.012cm"/>
      <draw:page-thumbnail draw:layer="backgroundobjects" svg:width="6.612cm" svg:height="4.962cm" svg:x="11.544cm" svg:y="13.975cm"/>
      <draw:page-thumbnail draw:layer="backgroundobjects" svg:width="6.612cm" svg:height="4.962cm" svg:x="21.111cm" svg:y="2.049cm"/>
      <draw:page-thumbnail draw:layer="backgroundobjects" svg:width="6.612cm" svg:height="4.962cm" svg:x="21.111cm" svg:y="8.012cm"/>
      <draw:page-thumbnail draw:layer="backgroundobjects" svg:width="6.612cm" svg:height="4.962cm" svg:x="21.111cm" svg:y="13.975cm"/>
    </style:handout-master>
    <style:master-page style:name="oranssi" style:page-layout-name="PM1" draw:style-name="Mdp1">
      <draw:rect presentation:style-name="Mpr1" draw:text-style-name="MP3" draw:layer="backgroundobjects" svg:width="27.991cm" svg:height="10.503cm" svg:x="0.001cm" svg:y="0cm">
        <text:p/>
      </draw:rect>
      <draw:frame presentation:style-name="Mpr2" draw:layer="backgroundobjects" svg:width="25.191cm" svg:height="3.507cm" svg:x="1.399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1cm" svg:height="13.863cm" svg:x="1.399cm" svg:y="4.915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2cm" svg:height="1.448cm" svg:x="9.572cm" svg:y="19.136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1cm" svg:height="3.507cm" svg:x="1.399cm" svg:y="0.837cm" presentation:class="title" presentation:placeholder="true">
        <draw:text-box/>
      </draw:frame>
      <draw:frame presentation:style-name="lyt-aqua-outline1" draw:layer="backgroundobjects" svg:width="24.591cm" svg:height="13.863cm" svg:x="1.999cm" svg:y="5.501cm" presentation:class="outline" presentation:placeholder="true">
        <draw:text-box/>
      </draw:frame>
      <draw:frame presentation:style-name="Mpr7" draw:text-style-name="MP1" draw:layer="backgroundobjects" svg:width="6.521cm" svg:height="1.448cm" svg:x="1.699cm" svg:y="18.23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4" draw:layer="backgroundobjects" svg:width="8.872cm" svg:height="1.448cm" svg:x="9.872cm" svg:y="18.236cm" presentation:class="footer">
        <draw:text-box>
          <text:p text:style-name="MP14"><text:span text:style-name="MT1"><presentation:footer/></text:span></text:p>
        </draw:text-box>
      </draw:frame>
      <draw:frame presentation:style-name="Mpr7" draw:text-style-name="MP2" draw:layer="backgroundobjects" svg:width="6.521cm" svg:height="1.448cm" svg:x="20.369cm" svg:y="18.2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cm" svg:height="11.136cm" svg:x="3.073cm" svg:y="2.257cm" presentation:class="page"/>
        <draw:frame presentation:style-name="lyt-aqua-notes" draw:layer="backgroundobjects" svg:width="16.79cm" svg:height="13.364cm" svg:x="2.098cm" svg:y="14.107cm" presentation:class="notes" presentation:placeholder="true">
          <draw:text-box/>
        </draw:frame>
        <draw:frame presentation:style-name="Mpr8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08cm" svg:height="1.484cm" svg:x="11.87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08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08cm" svg:height="1.484cm" svg:x="11.879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1-12-18T12:52:45</meta:creation-date>
    <dc:language>fi-FI</dc:language>
    <meta:editing-cycles>14</meta:editing-cycles>
    <meta:editing-duration>PT28H01M57S</meta:editing-duration>
    <meta:initial-creator>Andrei Solntsev</meta:initial-creator>
    <dc:date>2011-12-21T00:33:58</dc:date>
    <dc:creator>Andrei Solntsev</dc:creator>
    <meta:document-statistic meta:object-count="6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2/share/template/en-US/presnt/Orange.otp"/>
  </office:meta>
</office:document-meta>
</file>